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per</text:p>
      <text:p text:style-name="P1">Wayne Hancock</text:p>
      <text:p text:style-name="P1"/>
      <text:p text:style-name="P1">A</text:p>
      <text:p text:style-name="P3">Dream about a reefer five feet long </text:p>
      <text:p text:style-name="P3">A mighty immense but not to strong </text:p>
      <text:p text:style-name="P3">You'll be high, but not for long </text:p>
      <text:p text:style-name="P3">If you're a viper </text:p>
      <text:p text:style-name="P3">A</text:p>
      <text:p text:style-name="P3">I'm the king if everything </text:p>
      <text:p text:style-name="P3">Well I gotta be high before I can sing </text:p>
      <text:p text:style-name="P3">Light a tee and let it be </text:p>
      <text:p text:style-name="P3">If you're a viper </text:p>
      <text:p text:style-name="P3">B</text:p>
      <text:p text:style-name="P3">Now when your throat get dry </text:p>
      <text:p text:style-name="P3">And you know you're high </text:p>
      <text:p text:style-name="P3">Everything is dandy </text:p>
      <text:p text:style-name="P3">Truck on down to your candy store </text:p>
      <text:p text:style-name="P3">Get you kicks off peppermint candy </text:p>
      <text:p text:style-name="P3">A</text:p>
      <text:p text:style-name="P3">Then you'll know your bodies set </text:p>
      <text:p text:style-name="P3">You don't give a damn about payin' no rent </text:p>
      <text:p text:style-name="P3">The sky is high and so am I </text:p>
      <text:p text:style-name="P3">Whoa ho, if you's a viper </text:p>
      <text:p text:style-name="P3"/>
      <text:p text:style-name="P3">[Solo Guitarra]</text:p>
      <text:p text:style-name="P3">[Solo Piano]</text:p>
      <text:p text:style-name="P3"/>
      <text:p text:style-name="P3">B</text:p>
      <text:p text:style-name="P3">Now when your throat get dry </text:p>
      <text:p text:style-name="P3">And you know you're high </text:p>
      <text:p text:style-name="P3">Everything is dandy </text:p>
      <text:p text:style-name="P3">Truck on down to your candy store </text:p>
      <text:p text:style-name="P3">Get you kicks off peppermint candy </text:p>
      <text:p text:style-name="P3">A</text:p>
      <text:p text:style-name="P3">Then you'll know your bodies set </text:p>
      <text:p text:style-name="P3">You don't give a damn about payin' no rent </text:p>
      <text:p text:style-name="P3">Well if you hear the bells ring, ding dong ding </text:p>
      <text:p text:style-name="P3">If you're a viper </text:p>
      <text:p text:style-name="P3"/>
      <text:p text:style-name="P3">[A] Sólamente armonía</text:p>
      <text:p text:style-name="P3"/>
      <text:p text:style-name="P3">FINE</text:p>
      <text:p text:style-name="P3">...if you're a vip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8:20:56</dc:date>
    <dc:creator>rodolfoap</dc:creator>
    <meta:generator>OpenOffice.org/3.0$Unix OpenOffice.org_project/300m15$Build-9379</meta:generator>
    <meta:editing-duration>PT00H08M22S</meta:editing-duration>
    <meta:editing-cycles>6</meta:editing-cycles>
    <meta:document-statistic meta:table-count="0" meta:image-count="0" meta:object-count="0" meta:page-count="1" meta:paragraph-count="39" meta:word-count="183" meta:character-count="887"/>
  </office:meta>
</office:document-meta>
</file>